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2"/>
    <style:style style:name="ce2" style:family="table-cell" style:parent-style-name="Default" style:data-style-name="N84"/>
    <style:style style:name="ce5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ce1"/>
        <table:table-column table:style-name="co2" table:default-cell-style-name="ce5"/>
        <table:table-row table:style-name="ro1">
          <table:table-cell office:value-type="string" calcext:value-type="string">
            <text:p>QFVersion</text:p>
          </table:table-cell>
          <table:table-cell table:formula="of:=COM.QF.API.LOCALC.PYTHON.QFIMPL.QFVERSION()" office:value-type="string" office:string-value="0.0.20" calcext:value-type="string">
            <text:p>0.0.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FDataSource</text:p>
          </table:table-cell>
          <table:table-cell table:formula="of:=COM.QF.API.LOCALC.PYTHON.QFIMPL.QFDATASOURCE()" office:value-type="string" office:string-value="wsj" calcext:value-type="string">
            <text:p>ws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</text:p>
          </table:table-cell>
          <table:table-cell table:style-name="ce2" table:formula="of:=DATE(2018;12;4)" office:value-type="date" office:date-value="2018-12-04" calcext:value-type="date">
            <text:p>2018-12-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 office:value-type="string" calcext:value-type="string">
            <text:p>AAPL</text:p>
          </table:table-cell>
          <table:table-cell table:formula="of:=COM.QF.API.LOCALC.PYTHON.QFIMPL.QFCLOSINGPRICE([.$A5];&quot;&quot;;&quot;2018-11-30&quot;)" office:value-type="float" office:value="178.58" calcext:value-type="float">
            <text:p>178.58</text:p>
          </table:table-cell>
          <table:table-cell table:formula="of:=COM.QF.API.LOCALC.PYTHON.QFIMPL.QFOPENINGPRICE([.$A5];&quot;&quot;;&quot;2018-11-30&quot;)" office:value-type="float" office:value="0" calcext:value-type="float">
            <text:p>0.00</text:p>
          </table:table-cell>
          <table:table-cell table:formula="of:=COM.QF.API.LOCALC.PYTHON.QFIMPL.QFHIGHPRICE([.$A5];&quot;&quot;;&quot;2018-11-30&quot;)" office:value-type="float" office:value="0" calcext:value-type="float">
            <text:p>0.00</text:p>
          </table:table-cell>
          <table:table-cell table:formula="of:=COM.QF.API.LOCALC.PYTHON.QFIMPL.QFLOWPRICE([.$A5];&quot;&quot;;&quot;2018-11-30&quot;)" office:value-type="float" office:value="0" calcext:value-type="float">
            <text:p>0.00</text:p>
          </table:table-cell>
          <table:table-cell table:formula="of:=COM.QF.API.LOCALC.PYTHON.QFIMPL.QFDAYVOLUME([.$A5];&quot;&quot;;&quot;2018-11-3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T</text:p>
          </table:table-cell>
          <table:table-cell table:formula="of:=COM.QF.API.LOCALC.PYTHON.QFIMPL.QFCLOSINGPRICE([.$A6];&quot;&quot;;&quot;2018-11-30&quot;)" office:value-type="float" office:value="101.41" calcext:value-type="float">
            <text:p>101.41</text:p>
          </table:table-cell>
          <table:table-cell table:formula="of:=COM.QF.API.LOCALC.PYTHON.QFIMPL.QFOPENINGPRICE([.$A6];&quot;&quot;;&quot;2018-11-30&quot;)" office:value-type="float" office:value="0" calcext:value-type="float">
            <text:p>0.00</text:p>
          </table:table-cell>
          <table:table-cell table:formula="of:=COM.QF.API.LOCALC.PYTHON.QFIMPL.QFHIGHPRICE([.$A6];&quot;&quot;;&quot;2018-11-30&quot;)" office:value-type="float" office:value="0" calcext:value-type="float">
            <text:p>0.00</text:p>
          </table:table-cell>
          <table:table-cell table:formula="of:=COM.QF.API.LOCALC.PYTHON.QFIMPL.QFLOWPRICE([.$A6];&quot;&quot;;&quot;2018-11-30&quot;)" office:value-type="float" office:value="0" calcext:value-type="float">
            <text:p>0.00</text:p>
          </table:table-cell>
          <table:table-cell table:formula="of:=COM.QF.API.LOCALC.PYTHON.QFIMPL.QFDAYVOLUME([.$A6];&quot;&quot;;&quot;2018-11-3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YM</text:p>
          </table:table-cell>
          <table:table-cell table:formula="of:=COM.QF.API.LOCALC.PYTHON.QFIMPL.QFCLOSINGPRICE([.$A7];&quot;&quot;;&quot;2018-11-30&quot;)" office:value-type="float" office:value="86.22" calcext:value-type="float">
            <text:p>86.22</text:p>
          </table:table-cell>
          <table:table-cell table:formula="of:=COM.QF.API.LOCALC.PYTHON.QFIMPL.QFOPENINGPRICE([.$A7];&quot;&quot;;&quot;2018-11-30&quot;)" office:value-type="float" office:value="0" calcext:value-type="float">
            <text:p>0.00</text:p>
          </table:table-cell>
          <table:table-cell table:formula="of:=COM.QF.API.LOCALC.PYTHON.QFIMPL.QFHIGHPRICE([.$A7];&quot;&quot;;&quot;2018-11-30&quot;)" office:value-type="float" office:value="0" calcext:value-type="float">
            <text:p>0.00</text:p>
          </table:table-cell>
          <table:table-cell table:formula="of:=COM.QF.API.LOCALC.PYTHON.QFIMPL.QFLOWPRICE([.$A7];&quot;&quot;;&quot;2018-11-30&quot;)" office:value-type="float" office:value="0" calcext:value-type="float">
            <text:p>0.00</text:p>
          </table:table-cell>
          <table:table-cell table:formula="of:=COM.QF.API.LOCALC.PYTHON.QFIMPL.QFDAYVOLUME([.$A7];&quot;&quot;;&quot;2018-11-3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G</text:p>
          </table:table-cell>
          <table:table-cell table:formula="of:=COM.QF.API.LOCALC.PYTHON.QFIMPL.QFCLOSINGPRICE([.$A8];&quot;&quot;;&quot;2018-11-30&quot;)" office:value-type="float" office:value="107.95" calcext:value-type="float">
            <text:p>107.95</text:p>
          </table:table-cell>
          <table:table-cell table:formula="of:=COM.QF.API.LOCALC.PYTHON.QFIMPL.QFOPENINGPRICE([.$A8];&quot;&quot;;&quot;2018-11-30&quot;)" office:value-type="float" office:value="0" calcext:value-type="float">
            <text:p>0.00</text:p>
          </table:table-cell>
          <table:table-cell table:formula="of:=COM.QF.API.LOCALC.PYTHON.QFIMPL.QFHIGHPRICE([.$A8];&quot;&quot;;&quot;2018-11-30&quot;)" office:value-type="float" office:value="0" calcext:value-type="float">
            <text:p>0.00</text:p>
          </table:table-cell>
          <table:table-cell table:formula="of:=COM.QF.API.LOCALC.PYTHON.QFIMPL.QFLOWPRICE([.$A8];&quot;&quot;;&quot;2018-11-30&quot;)" office:value-type="float" office:value="0" calcext:value-type="float">
            <text:p>0.00</text:p>
          </table:table-cell>
          <table:table-cell table:formula="of:=COM.QF.API.LOCALC.PYTHON.QFIMPL.QFDAYVOLUME([.$A8];&quot;&quot;;&quot;2018-11-3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BM</text:p>
          </table:table-cell>
          <table:table-cell table:formula="of:=COM.QF.API.LOCALC.PYTHON.QFIMPL.QFCLOSINGPRICE([.$A9];&quot;&quot;;&quot;2018-11-30&quot;)" office:value-type="float" office:value="124.27" calcext:value-type="float">
            <text:p>124.27</text:p>
          </table:table-cell>
          <table:table-cell table:formula="of:=COM.QF.API.LOCALC.PYTHON.QFIMPL.QFOPENINGPRICE([.$A9];&quot;&quot;;&quot;2018-11-30&quot;)" office:value-type="float" office:value="121.66" calcext:value-type="float">
            <text:p>121.66</text:p>
          </table:table-cell>
          <table:table-cell table:formula="of:=COM.QF.API.LOCALC.PYTHON.QFIMPL.QFHIGHPRICE([.$A9];&quot;&quot;;&quot;2018-11-30&quot;)" office:value-type="float" office:value="124.69" calcext:value-type="float">
            <text:p>124.69</text:p>
          </table:table-cell>
          <table:table-cell table:formula="of:=COM.QF.API.LOCALC.PYTHON.QFIMPL.QFLOWPRICE([.$A9];&quot;&quot;;&quot;2018-11-30&quot;)" office:value-type="float" office:value="121.48" calcext:value-type="float">
            <text:p>121.48</text:p>
          </table:table-cell>
          <table:table-cell table:formula="of:=COM.QF.API.LOCALC.PYTHON.QFIMPL.QFDAYVOLUME([.$A9];&quot;&quot;;&quot;2018-11-3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MM</text:p>
          </table:table-cell>
          <table:table-cell table:formula="of:=COM.QF.API.LOCALC.PYTHON.QFIMPL.QFCLOSINGPRICE([.$A10];&quot;&quot;;[.$B$3])" office:value-type="float" office:value="202.2" calcext:value-type="float">
            <text:p>202.20</text:p>
          </table:table-cell>
          <table:table-cell table:formula="of:=COM.QF.API.LOCALC.PYTHON.QFIMPL.QFOPENINGPRICE([.$A10];&quot;&quot;;[.$B$3])" office:value-type="float" office:value="208.06" calcext:value-type="float">
            <text:p>208.06</text:p>
          </table:table-cell>
          <table:table-cell table:formula="of:=COM.QF.API.LOCALC.PYTHON.QFIMPL.QFHIGHPRICE([.$A10];&quot;&quot;;[.$B$3])" office:value-type="float" office:value="208.55" calcext:value-type="float">
            <text:p>208.55</text:p>
          </table:table-cell>
          <table:table-cell table:formula="of:=COM.QF.API.LOCALC.PYTHON.QFIMPL.QFLOWPRICE([.$A10];&quot;&quot;;[.$B$3])" office:value-type="float" office:value="202.09" calcext:value-type="float">
            <text:p>202.09</text:p>
          </table:table-cell>
          <table:table-cell table:formula="of:=COM.QF.API.LOCALC.PYTHON.QFIMPL.QFDAYVOLUME([.$A10];&quot;&quot;;[.$B$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formula="of:=COM.QF.API.LOCALC.PYTHON.QFIMPL.QFCLOSINGPRICE([.$A11];&quot;&quot;;[.$B$3])" office:value-type="float" office:value="30.73" calcext:value-type="float">
            <text:p>30.73</text:p>
          </table:table-cell>
          <table:table-cell table:formula="of:=COM.QF.API.LOCALC.PYTHON.QFIMPL.QFOPENINGPRICE([.$A11];&quot;&quot;;[.$B$3])" office:value-type="float" office:value="31.73" calcext:value-type="float">
            <text:p>31.73</text:p>
          </table:table-cell>
          <table:table-cell table:formula="of:=COM.QF.API.LOCALC.PYTHON.QFIMPL.QFHIGHPRICE([.$A11];&quot;&quot;;[.$B$3])" office:value-type="float" office:value="32.01" calcext:value-type="float">
            <text:p>32.01</text:p>
          </table:table-cell>
          <table:table-cell table:formula="of:=COM.QF.API.LOCALC.PYTHON.QFIMPL.QFLOWPRICE([.$A11];&quot;&quot;;[.$B$3])" office:value-type="float" office:value="30.67" calcext:value-type="float">
            <text:p>30.67</text:p>
          </table:table-cell>
          <table:table-cell table:formula="of:=COM.QF.API.LOCALC.PYTHON.QFIMPL.QFDAYVOLUME([.$A11];&quot;&quot;;[.$B$3])" office:value-type="float" office:value="44831310" calcext:value-type="float">
            <text:p>44,831,310</text:p>
          </table:table-cell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/00/0000</text:date>, <text:time style:data-style-name="N2" text:time-value="10:28:36.2357709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9:15:12.791947078</meta:creation-date>
    <dc:date>2018-12-07T10:51:30.763916339</dc:date>
    <meta:editing-duration>PT1H2M38S</meta:editing-duration>
    <meta:editing-cycles>10</meta:editing-cycles>
    <meta:generator>LibreOffice/6.0.6.2$MacOSX_X86_64 LibreOffice_project/0c292870b25a325b5ed35f6b45599d2ea4458e77</meta:generator>
    <meta:document-statistic meta:table-count="1" meta:cell-count="53" meta:object-count="0"/>
  </office:meta>
</office:document-meta>
</file>